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StarSymbol" svg:font-family="StarSymbo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</text:p>
      <text:list text:style-name="L1">
        <text:list-item>
          <text:p text:style-name="P1">Test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StarSymbol" svg:font-family="StarSymbo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Norbert Notz</meta:initial-creator>
    <meta:creation-date>2007-09-21T12:22:11</meta:creation-date>
    <dc:creator>Norbert Notz</dc:creator>
    <dc:date>2007-09-21T12:26:05</dc:date>
    <meta:editing-cycles>2</meta:editing-cycles>
    <meta:editing-duration>PT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2" meta:character-count="8"/>
  </office:meta>
</office:document-meta>
</file>